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 fo:margin-top="5.00pt" fo:margin-bottom="12.00pt"/>
    </style:style>
    <style:style style:name="P2" style:family="paragraph">
      <style:paragraph-properties fo:line-height="100.00%" fo:text-align="left" fo:margin-top="5.00pt" fo:margin-bottom="12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 fo:margin-top="5.00pt" fo:margin-bottom="12.00pt"/>
    </style:style>
    <style:style style:name="P4" style:family="paragraph">
      <style:paragraph-properties fo:line-height="100.00%" fo:text-align="left" fo:margin-top="5.00pt"/>
    </style:style>
    <style:style style:name="P5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Übungsaufgabe Netzwerk</text:span></text:p>
      <text:p text:style-name="P2"><text:span text:style-name="T2">Ihre Chefin bittet Sie sie zum Kundengespräch zu begleiten. Der Kunde ist eine neue Anwaltskanzlei mit 15 Anwälten und 15 Assistenten. <text:line-break/>Das Büro ist 30m x 30m groß und die Büros gleichmäßig verteilt. Die Anwälte möchten neue Laptops nutzen, die Assistenten sollen mit jeweils einem PC ausgestattet werden. Des Weiteren werden 2 Netzwerkdrucker benötigt. <text:line-break/>Ein Anschluss mit 1 Gbit/s sowie die Telefonanlage des Vormieters sind vorhanden und sollen weitergenutzt werden.<text:line-break/><text:line-break/>Wie würden Sie ein solches Netzwerk aufbauen?</text:span></text:p>
      <text:list text:style-name="L3">
        <text:list-item>
          <text:p text:style-name="P3"><text:span text:style-name="T2">Erstellen Sie eine Liste mit Hardware, die Sie beschaffen müssen. Planen Sie auch eine sinnvolle Datensicherung und ein W-LAN für Mandanten mit ein.<text:line-break/>Was würden Sie empfehlen?</text:span></text:p>
        </text:list-item>
        <text:list-item>
          <text:p text:style-name="P3"><text:span text:style-name="T2">Erstellen Sie eine Liste mit Software, die Sie beschaffen müssen.<text:line-break/>(Welche Software deinstallieren Sie ggf.?)</text:span></text:p>
        </text:list-item>
      </text:list>
      <text:p text:style-name="P4"><text:span text:style-name="T3">_____________________________________________________________</text:span></text:p>
      <text:p text:style-name="P4"><text:span text:style-name="T3"/></text:p>
      <text:p text:style-name="P4"><text:span text:style-name="T4">Hardware:</text:span></text:p>
      <text:p text:style-name="P4"><text:span text:style-name="T5">20 Laptops (15 für Mitarbeiter, 5 als Ersatz)<text:line-break/>20 Desktop PCs (15 für Mitarbeiter, 5 als Ersatz)<text:line-break/>3 Netzwerkdrucker (1 als Ersatz)</text:span></text:p>
      <text:p text:style-name="P5"><text:span text:style-name="T5"><text:line-break/>2 VM-Server (für Hot Switch bei Ausfall)<text:line-break/>1 weiteren Internet-Anschluss (als Ersatz)<text:line-break/><text:line-break/>2 Firewalls (intern &amp; extern)<text:line-break/>1 NAS (Datensicherung)<text:line-break/>1 Cloudspeicher (für Speicherung eines verschlüsselten Backups)<text:line-break/><text:line-break/>3 WLAN Access Points (1 als Ersatz)</text:span></text:p>
      <text:p text:style-name="P5"><text:span text:style-name="T6"><text:line-break/>Software:</text:span></text:p>
      <text:p text:style-name="P5"><text:span text:style-name="T7">Windows OS<text:line-break/>MS Office<text:line-break/>Remote Desktop Tool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